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name-asian="Droid Sans Mono" style:font-size-asian="14pt" style:language-asian="zxx" style:country-asian="none" style:font-style-asian="normal" style:font-weight-asian="normal" style:font-name-complex="Droid Sans Mono" style:font-size-complex="14pt" style:language-complex="zxx" style:country-complex="none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5 </text:span><text:span text:style-name="T2"><text:tab/></text:span><text:span text:style-name="T2"><draw:frame draw:style-name="fr1" draw:name="Object1" text:anchor-type="as-char" svg:y="-0.2598in" svg:width="4.8362in" svg:height="0.539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mark"><text:span text:style-name="T2"><draw:frame draw:style-name="fr1" draw:name="Object2" text:anchor-type="as-char" svg:y="-0.4717in" svg:width="5.0854in" svg:height="0.6957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mark"><text:span text:style-name="T2"><draw:frame draw:style-name="fr1" draw:name="Object3" text:anchor-type="as-char" svg:y="-0.3898in" svg:width="1.5429in" svg:height="0.614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mark"><text:span text:style-name="T3"><draw:frame draw:style-name="fr1" draw:name="Object4" text:anchor-type="as-char" svg:y="-0.4055in" svg:width="3.2484in" svg:height="0.6307in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mark"><text:span text:style-name="T3"><draw:frame draw:style-name="fr1" draw:name="Object5" text:anchor-type="as-char" svg:y="-0.4055in" svg:width="3.1256in" svg:height="0.6846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mark"><text:span text:style-name="T3"><draw:frame draw:style-name="fr1" draw:name="Object6" text:anchor-type="as-char" svg:y="-0.3252in" svg:width="1.7409in" svg:height="0.55in" draw:z-index="3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mark"><text:span text:style-name="T3"><draw:frame draw:style-name="fr1" draw:name="Object7" text:anchor-type="as-char" svg:y="-0.4055in" svg:width="2.8339in" svg:height="0.6307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mark"><text:span text:style-name="T3"><draw:frame draw:style-name="fr1" draw:name="Object8" text:anchor-type="as-char" svg:y="-0.4071in" svg:width="2.4256in" svg:height="0.632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mark"><text:span text:style-name="T3"><draw:frame draw:style-name="fr1" draw:name="Object9" text:anchor-type="as-char" svg:y="-0.4717in" svg:width="3.6665in" svg:height="0.6957in" draw:z-index="8"><draw:object xlink:href="./Object 9" xlink:type="simple" xlink:show="embed" xlink:actuate="onLoad"/><draw:image xlink:href="./ObjectReplacements/Object 9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23:42:46</dc:date>
    <dc:creator>axel </dc:creator>
    <meta:editing-duration>PT7H16M23S</meta:editing-duration>
    <meta:editing-cycles>23</meta:editing-cycles>
    <meta:document-statistic meta:table-count="0" meta:image-count="0" meta:object-count="9" meta:page-count="1" meta:paragraph-count="9" meta:word-count="1" meta:character-count="15" meta:non-whitespace-character-count="4"/>
  </office:meta>
</office:document-meta>
</file>

<file path=Object 1/content.xml><?xml version="1.0" encoding="utf-8"?>
<math xmlns="http://www.w3.org/1998/Math/MathML">
  <semantics>
    <mrow>
      <mrow>
        <mi>T</mi>
        <mo stretchy="false">=</mo>
        <mrow>
          <mo stretchy="false">(</mo>
          <mrow>
            <msub>
              <mi>x</mi>
              <mn>1</mn>
            </msub>
            <mi>–</mi>
            <msub>
              <mi>x</mi>
              <mn>10</mn>
            </msub>
          </mrow>
          <mo stretchy="false">)</mo>
        </mrow>
      </mrow>
      <mrow>
        <mrow>
          <mfrac>
            <mrow>
              <mo stretchy="false">δ</mo>
            </mrow>
            <mrow>
              <mo stretchy="false">δ</mo>
              <msub>
                <mi>x</mi>
                <mn>1</mn>
              </msub>
            </mrow>
          </mfrac>
        </mrow>
        <mo stretchy="false">+</mo>
        <mrow>
          <mo stretchy="false">(</mo>
          <mrow>
            <msub>
              <mi>x</mi>
              <mn>2</mn>
            </msub>
            <mi>–</mi>
            <msub>
              <mi>x</mi>
              <mn>20</mn>
            </msub>
          </mrow>
          <mo stretchy="false">)</mo>
        </mrow>
      </mrow>
      <mrow>
        <mrow>
          <mrow>
            <mfrac>
              <mrow>
                <mo stretchy="false">δ</mo>
              </mrow>
              <mrow>
                <mo stretchy="false">δ</mo>
                <msub>
                  <mi>x</mi>
                  <mn>2</mn>
                </msub>
              </mrow>
            </mfrac>
          </mrow>
          <mo stretchy="false">+</mo>
          <mn>...</mn>
        </mrow>
        <mo stretchy="false">+</mo>
        <mrow>
          <mo stretchy="false">(</mo>
          <mrow>
            <msub>
              <mi>x</mi>
              <mi>n</mi>
            </msub>
            <mi>–</mi>
            <msub>
              <mi>x</mi>
              <mi mathvariant="italic">n0</mi>
            </msub>
          </mrow>
          <mo stretchy="false">)</mo>
        </mrow>
      </mrow>
      <mrow>
        <mfrac>
          <mrow>
            <mo stretchy="false">δ</mo>
          </mrow>
          <mrow>
            <mo stretchy="false">δ</mo>
            <msub>
              <mi>x</mi>
              <mi>n</mi>
            </msub>
          </mrow>
        </mfrac>
      </mrow>
    </mrow>
    <annotation encoding="StarMath 5.0">T = (x_1 – x_10) {{%delta} over {%delta x_1}} + (x_2 – x_20) {{%delta} over {%delta x_2}} + ... + (x_n – x_n0) {{%delta} over {%delta x_n}}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1,</mn>
            </msub>
            <mn>...</mn>
            <mi>,</mi>
            <msub>
              <mi>x</mi>
              <mi>n</mi>
            </msub>
          </mrow>
          <mo stretchy="false">)</mo>
        </mrow>
        <mo stretchy="false">=</mo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i>n</mi>
            </mrow>
          </munderover>
          <mrow>
            <mrow>
              <mfrac>
                <mrow>
                  <msup>
                    <mi>T</mi>
                    <mi>k</mi>
                  </msup>
                  <mi>f</mi>
                  <mrow>
                    <mo stretchy="false">(</mo>
                    <mrow>
                      <msub>
                        <mi>x</mi>
                        <mn>10</mn>
                      </msub>
                      <mi>,</mi>
                      <msub>
                        <mi>x</mi>
                        <mn>20</mn>
                      </msub>
                      <mi>,</mi>
                      <mn>...</mn>
                      <mi>,</mi>
                      <msub>
                        <mi>x</mi>
                        <mi mathvariant="italic">n0</mi>
                      </msub>
                    </mrow>
                    <mo stretchy="false">)</mo>
                  </mrow>
                </mrow>
                <mrow>
                  <mi>k</mi>
                  <mi>!</mi>
                </mrow>
              </mfrac>
              <mo stretchy="false">+</mo>
              <msub>
                <mi>R</mi>
                <mi>n</mi>
              </msub>
            </mrow>
            <mrow>
              <mo stretchy="false">(</mo>
              <mrow>
                <msub>
                  <mi>x</mi>
                  <mn>1,</mn>
                </msub>
                <mn>...</mn>
                <mi>,</mi>
                <msub>
                  <mi>x</mi>
                  <mi>n</mi>
                </msub>
              </mrow>
              <mo stretchy="false">)</mo>
            </mrow>
          </mrow>
        </mrow>
      </mrow>
    </mrow>
    <annotation encoding="StarMath 5.0">f(x_1, ..., x_n) = sum from{k=0} to {n} {{T^k f(x_10 , x_20 , ..., x_n0)} over {k!} + R_n (x_1, ..., x_n)}</annotation>
  </semantics>
</math>
</file>

<file path=Object 3/content.xml><?xml version="1.0" encoding="utf-8"?>
<math xmlns="http://www.w3.org/1998/Math/MathML">
  <semantics>
    <mrow>
      <mrow>
        <msup>
          <mi>e</mi>
          <mi>x</mi>
        </msup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o stretchy="false">∞</mo>
            </mrow>
          </munderover>
          <mrow>
            <mfrac>
              <mrow>
                <msup>
                  <mi>x</mi>
                  <mi>n</mi>
                </msup>
              </mrow>
              <mrow>
                <mi>n</mi>
                <mi>!</mi>
              </mrow>
            </mfrac>
          </mrow>
        </mrow>
      </mrow>
      <mi>,</mi>
      <mrow>
        <mi>x</mi>
        <mo stretchy="false">∈</mo>
        <mi>C</mi>
      </mrow>
    </mrow>
    <annotation encoding="StarMath 5.0">e^x = sum from {n=0} to {infinity} {{x^n} over {n!}}, x in C</annotation>
  </semantics>
</math>
</file>

<file path=Object 4/content.xml><?xml version="1.0" encoding="utf-8"?>
<math xmlns="http://www.w3.org/1998/Math/MathML">
  <semantics>
    <mrow>
      <mi>ln</mi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o stretchy="false">∞</mo>
            </mrow>
          </munderover>
          <mrow>
            <mfrac>
              <mrow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i>n</mi>
                </msup>
                <msup>
                  <mi>x</mi>
                  <mrow>
                    <mrow>
                      <mi>n</mi>
                      <mo stretchy="false">+</mo>
                      <mn>1</mn>
                    </mrow>
                  </mrow>
                </msup>
              </mrow>
              <mrow>
                <mrow>
                  <mi>n</mi>
                  <mo stretchy="false">+</mo>
                  <mn>1</mn>
                </mrow>
              </mrow>
            </mfrac>
          </mrow>
        </mrow>
      </mrow>
      <mrow>
        <mrow>
          <mrow>
            <mi>,</mi>
            <mo stretchy="false">−</mo>
            <mn>1</mn>
          </mrow>
          <mo stretchy="false">≤</mo>
          <mi>x</mi>
        </mrow>
        <mo stretchy="false">≤</mo>
        <mn>1</mn>
      </mrow>
    </mrow>
    <annotation encoding="StarMath 5.0">ln(1+x) = sum from {n=0} to {infinity} {{(-1)^n x^{n+1}} over {n+1}}, -1 &lt;= x &lt;= 1</annotation>
  </semantics>
</math>
</file>

<file path=Object 5/content.xml><?xml version="1.0" encoding="utf-8"?>
<math xmlns="http://www.w3.org/1998/Math/MathML">
  <semantics>
    <mrow>
      <mrow>
        <msqrt>
          <mrow>
            <mrow>
              <mn>1</mn>
              <mo stretchy="false">+</mo>
              <mi>n</mi>
            </mrow>
          </mrow>
        </msqrt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o stretchy="false">∞</mo>
            </mrow>
          </munderover>
          <mrow>
            <mfrac>
              <mrow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i>n</mi>
                </msup>
                <mrow>
                  <mo stretchy="false">(</mo>
                  <mrow>
                    <mn>2n</mn>
                  </mrow>
                  <mo stretchy="false">)</mo>
                </mrow>
                <mi>!</mi>
              </mrow>
              <mrow>
                <mrow>
                  <mo stretchy="false">(</mo>
                  <mrow>
                    <mrow>
                      <mn>1</mn>
                      <mo stretchy="false">−</mo>
                      <mn>2n</mn>
                    </mrow>
                  </mrow>
                  <mo stretchy="false">)</mo>
                </mrow>
                <mi>n</mi>
                <msup>
                  <mi>!</mi>
                  <mn>2</mn>
                </msup>
                <msup>
                  <mn>4</mn>
                  <mi>n</mi>
                </msup>
              </mrow>
            </mfrac>
            <msup>
              <mi>x</mi>
              <mi>n</mi>
            </msup>
          </mrow>
        </mrow>
      </mrow>
      <mi>,</mi>
      <mrow>
        <mfenced open="∣" close="∣">
          <mrow>
            <mi>x</mi>
          </mrow>
        </mfenced>
        <mo stretchy="false">&lt;</mo>
        <mn>1</mn>
      </mrow>
    </mrow>
    <annotation encoding="StarMath 5.0">sqrt{1+n} = sum from {n=0} to {infinity} {{(-1)^n (2n)!} over {(1-2n)n!^2 4^n} x^n}, abs{x} &lt; 1</annotation>
  </semantics>
</math>
</file>

<file path=Object 6/content.xml><?xml version="1.0" encoding="utf-8"?>
<math xmlns="http://www.w3.org/1998/Math/MathML">
  <semantics>
    <mrow>
      <mrow>
        <mfrac>
          <mrow>
            <mn>1</mn>
          </mrow>
          <mrow>
            <mrow>
              <mn>1</mn>
              <mo stretchy="false">−</mo>
              <mi>x</mi>
            </mrow>
          </mrow>
        </mfrac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o stretchy="false">∞</mo>
            </mrow>
          </munderover>
          <mrow>
            <msup>
              <mi>x</mi>
              <mi>n</mi>
            </msup>
          </mrow>
        </mrow>
      </mrow>
      <mi>,</mi>
      <mrow>
        <mfenced open="∣" close="∣">
          <mrow>
            <mi>x</mi>
          </mrow>
        </mfenced>
        <mo stretchy="false">&lt;</mo>
        <mn>1</mn>
      </mrow>
    </mrow>
    <annotation encoding="StarMath 5.0">{1} over {1-x} = sum from {n=0} to {infinity} {x^n}, abs{x} &lt; 1</annotation>
  </semantics>
</math>
</file>

<file path=Object 7/content.xml><?xml version="1.0" encoding="utf-8"?>
<math xmlns="http://www.w3.org/1998/Math/MathML">
  <semantics>
    <mrow>
      <mi>sin</mi>
      <mrow>
        <mi>x</mi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o stretchy="false">∞</mo>
            </mrow>
          </munderover>
          <mrow>
            <mfrac>
              <mrow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i>n</mi>
                </msup>
              </mrow>
              <mrow>
                <mrow>
                  <mo stretchy="false">(</mo>
                  <mrow>
                    <mrow>
                      <mn>2n</mn>
                      <mo stretchy="false">+</mo>
                      <mn>1</mn>
                    </mrow>
                  </mrow>
                  <mo stretchy="false">)</mo>
                </mrow>
                <mi>!</mi>
              </mrow>
            </mfrac>
            <msup>
              <mi>x</mi>
              <mrow>
                <mrow>
                  <mn>2n</mn>
                  <mo stretchy="false">+</mo>
                  <mn>1</mn>
                </mrow>
              </mrow>
            </msup>
          </mrow>
        </mrow>
      </mrow>
      <mi>,</mi>
      <mrow>
        <mi>x</mi>
        <mo stretchy="false">∈</mo>
        <mi>C</mi>
      </mrow>
    </mrow>
    <annotation encoding="StarMath 5.0">sin x = sum from {n=0} to {infinity} {{(-1)^n} over {(2n+1)!} x^{2n+1}}, x in C</annotation>
  </semantics>
</math>
</file>

<file path=Object 8/content.xml><?xml version="1.0" encoding="utf-8"?>
<math xmlns="http://www.w3.org/1998/Math/MathML">
  <semantics>
    <mrow>
      <mi>cos</mi>
      <mrow>
        <mi>x</mi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o stretchy="false">∞</mo>
            </mrow>
          </munderover>
          <mrow>
            <mfrac>
              <mrow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i>n</mi>
                </msup>
              </mrow>
              <mrow>
                <mrow>
                  <mo stretchy="false">(</mo>
                  <mrow>
                    <mn>2n</mn>
                  </mrow>
                  <mo stretchy="false">)</mo>
                </mrow>
                <mi>!</mi>
              </mrow>
            </mfrac>
            <msup>
              <mi>x</mi>
              <mrow>
                <mn>2n</mn>
              </mrow>
            </msup>
          </mrow>
        </mrow>
      </mrow>
      <mi>,</mi>
      <mrow>
        <mi>x</mi>
        <mo stretchy="false">∈</mo>
        <mi>C</mi>
      </mrow>
    </mrow>
    <annotation encoding="StarMath 5.0">cos x = sum from {n=0} to {infinity} {{(-1)^n} over {(2n)!} x^{2n}}, x in C</annotation>
  </semantics>
</math>
</file>

<file path=Object 9/content.xml><?xml version="1.0" encoding="utf-8"?>
<math xmlns="http://www.w3.org/1998/Math/MathML">
  <semantics>
    <mrow>
      <mi mathvariant="italic">tg</mi>
      <mrow>
        <mi>x</mi>
        <mo stretchy="false">=</mo>
        <mrow>
          <munderover>
            <mo stretchy="false">∑</mo>
            <mrow>
              <mrow>
                <mi>n</mi>
                <mo stretchy="false">=</mo>
                <mn>1</mn>
              </mrow>
            </mrow>
            <mrow>
              <mo stretchy="false">∞</mo>
            </mrow>
          </munderover>
          <mrow>
            <mfrac>
              <mrow>
                <msub>
                  <mi>B</mi>
                  <mn>2n</mn>
                </msub>
                <msup>
                  <mrow>
                    <mo stretchy="false">(</mo>
                    <mrow>
                      <mrow>
                        <mo stretchy="false">−</mo>
                        <mn>4</mn>
                      </mrow>
                    </mrow>
                    <mo stretchy="false">)</mo>
                  </mrow>
                  <mi>n</mi>
                </msup>
                <mrow>
                  <mo stretchy="false">(</mo>
                  <mrow>
                    <mrow>
                      <mn>1</mn>
                      <mo stretchy="false">−</mo>
                      <msup>
                        <mn>4</mn>
                        <mi>n</mi>
                      </msup>
                    </mrow>
                  </mrow>
                  <mo stretchy="false">)</mo>
                </mrow>
              </mrow>
              <mrow>
                <mrow>
                  <mo stretchy="false">(</mo>
                  <mrow>
                    <mn>2n</mn>
                  </mrow>
                  <mo stretchy="false">)</mo>
                </mrow>
                <mi>!</mi>
              </mrow>
            </mfrac>
            <msup>
              <mi>x</mi>
              <mrow>
                <mrow>
                  <mn>2n</mn>
                  <mo stretchy="false">−</mo>
                  <mn>1</mn>
                </mrow>
              </mrow>
            </msup>
          </mrow>
        </mrow>
      </mrow>
      <mi>,</mi>
      <mrow>
        <mfenced open="∣" close="∣">
          <mrow>
            <mi>x</mi>
          </mrow>
        </mfenced>
        <mo stretchy="false">&lt;</mo>
        <mfrac>
          <mrow>
            <mo stretchy="false">π</mo>
          </mrow>
          <mrow>
            <mn>2</mn>
          </mrow>
        </mfrac>
      </mrow>
    </mrow>
    <annotation encoding="StarMath 5.0">tg x = sum from {n=1} to {infinity} {{B_2n (-4)^n (1-4^n)} over {(2n)!} x^{2n-1}}, abs{x} &lt; {%pi} over {2}</annotation>
  </semantics>
</math>
</file>